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4 – ROM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ROM Design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2">Refresher - Requirements (from Part 2)</text:p>
                <text:list>
                  <text:list-item>
                    <text:p text:style-name="P2">Altera has ROM wizard</text:p>
                  </text:list-item>
                  <text:list-item>
                    <text:p text:style-name="P2">Need to create initialization contents</text:p>
                  </text:list-item>
                  <text:list-item>
                    <text:p text:style-name="P2">ROM has registered address inputs</text:p>
                    <text:list>
                      <text:list-item>
                        <text:p text:style-name="P2">Adds a clock delay</text:p>
                        <text:list>
                          <text:list-item>
                            <text:p text:style-name="P2">Control/timing needs to account for this delay</text:p>
                          </text:list-item>
                          <text:list-item>
                            <text:p text:style-name="P2">Could load one clock before the end of the previous instruction but branches have be finished calculat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reate ROM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8H24M5S</meta:editing-duration>
    <meta:editing-cycles>28</meta:editing-cycles>
    <meta:generator>LibreOffice/7.1.3.2$Windows_X86_64 LibreOffice_project/47f78053abe362b9384784d31a6e56f8511eb1c1</meta:generator>
    <dc:title>Blue Curve</dc:title>
    <dc:date>2021-07-08T08:04:55.305000000</dc:date>
    <meta:document-statistic meta:object-count="46"/>
  </office:meta>
</office:document-meta>
</file>